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ue" table:style-name="ta1">
        <office:forms form:automatic-focus="false" form:apply-design-mode="false"/>
        <table:shapes>
          <draw:frame draw:z-index="0" draw:style-name="gr1" draw:text-style-name="P1" svg:width="6.2988in" svg:height="3.5429in" svg:x="6.5984in" svg:y="0.278in">
            <draw:object draw:notify-on-update-of-ranges="true.A2:true.A114 true.E1:true.E1 true.E2:true.E114 true.F1:true.F1 true.F2:true.F1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ery_name</text:p>
          </table:table-cell>
          <table:table-cell office:value-type="string" calcext:value-type="string">
            <text:p>query_complexity</text:p>
          </table:table-cell>
          <table:table-cell office:value-type="string" calcext:value-type="string">
            <text:p>prim_plans</text:p>
          </table:table-cell>
          <table:table-cell office:value-type="string" calcext:value-type="string">
            <text:p>kruskal_plans</text:p>
          </table:table-cell>
          <table:table-cell office:value-type="string" calcext:value-type="string">
            <text:p>distinct_plans</text:p>
          </table:table-cell>
          <table:table-cell office:value-type="string" calcext:value-type="string">
            <text:p>duplicate_plans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f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c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a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c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f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c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2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2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c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a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c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d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a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c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3a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d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a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c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a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c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d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a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c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d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a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c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9d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a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c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1a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1c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2a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c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d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3a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3c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4a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5a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c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6a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b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c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3a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3b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c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7a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b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7c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8a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b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c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a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9b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c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a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b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c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a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1b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c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st" table:style-name="ta1">
        <office:forms form:automatic-focus="false" form:apply-design-mode="false"/>
        <table:shapes>
          <draw:frame draw:z-index="0" draw:style-name="gr1" draw:text-style-name="P1" svg:width="6.2988in" svg:height="3.5429in" svg:x="6.2787in" svg:y="0.3728in">
            <draw:object draw:notify-on-update-of-ranges="true.A2:true.A114 true.E1:true.E1 true.E2:true.E114 true.F1:true.F1 true.F2:true.F1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ery_name</text:p>
          </table:table-cell>
          <table:table-cell office:value-type="string" calcext:value-type="string">
            <text:p>query_complexity</text:p>
          </table:table-cell>
          <table:table-cell office:value-type="string" calcext:value-type="string">
            <text:p>prim_plans</text:p>
          </table:table-cell>
          <table:table-cell office:value-type="string" calcext:value-type="string">
            <text:p>kruskal_plans</text:p>
          </table:table-cell>
          <table:table-cell office:value-type="string" calcext:value-type="string">
            <text:p>Distinct plans</text:p>
          </table:table-cell>
          <table:table-cell office:value-type="string" calcext:value-type="string">
            <text:p>Duplicate plans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f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c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a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c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f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c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c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a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c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d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a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c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3a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d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4a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c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a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c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d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a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c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d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a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c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d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a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c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a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c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a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c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d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a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c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a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a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c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6a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b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c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a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b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c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a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b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c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a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b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c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a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b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c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a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b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c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a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1b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c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  <dc:date>2024-03-02T23:28:36.589338201</dc:date>
    <meta:editing-duration>PT42M32S</meta:editing-duration>
    <meta:editing-cycles>15</meta:editing-cycles>
    <meta:document-statistic meta:table-count="2" meta:cell-count="1368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.258cm" svg:y="0.304cm" style:legend-expansion="custom" svg:width="5.595cm" svg:height="0.398cm" style:legend-expansion-aspect-ratio="14.0577889447236" chart:style-name="ch2"/>
        <chart:plot-area chart:style-name="ch3" table:cell-range-address="true.A2:true.A114 true.E1:true.F114" chart:data-source-has-labels="both" svg:x="0.612cm" svg:y="0.086cm" svg:width="15.235cm" svg:height="8.423cm">
          <chart:coordinate-region svg:x="1.257cm" svg:y="0.284cm" svg:width="14.59cm" svg:height="8.028cm"/>
          <chart:axis chart:dimension="x" chart:name="primary-x" chart:style-name="ch4" chartooo:axis-type="auto">
            <chartooo:date-scale/>
            <chart:title svg:x="7.591cm" svg:y="8.475cm" chart:style-name="ch5">
              <text:p>join size</text:p>
            </chart:title>
            <chart:categories table:cell-range-address="true.A2:true.A114"/>
          </chart:axis>
          <chart:axis chart:dimension="y" chart:name="primary-y" chart:style-name="ch6">
            <chart:title svg:x="0.001cm" svg:y="6.126cm" chart:style-name="ch7">
              <text:p>number of spanning trees</text:p>
            </chart:title>
            <chart:grid chart:style-name="ch8" chart:class="major"/>
          </chart:axis>
          <chart:series chart:style-name="ch9" chart:values-cell-range-address="true.E2:true.E114" chart:label-cell-address="true.E1:true.E1" chart:class="chart:bar">
            <chart:data-point chart:repeated="113"/>
          </chart:series>
          <chart:series chart:style-name="ch10" chart:values-cell-range-address="true.F2:true.F114" chart:label-cell-address="true.F1:true.F1" chart:class="chart:bar">
            <chart:data-point chart:repeated="1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inct_plans</text:p>
                <draw:g>
                  <svg:desc>true.E1:true.E1</svg:desc>
                </draw:g>
              </table:table-cell>
              <table:table-cell office:value-type="string">
                <text:p>duplicate_plans</text:p>
                <draw:g>
                  <svg:desc>true.F1:tru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true.A2:true.A114</svg:desc>
                </draw:g>
              </table:table-cell>
              <table:table-cell office:value-type="float" office:value="5">
                <text:p>5</text:p>
                <draw:g>
                  <svg:desc>true.E2:true.E114</svg:desc>
                </draw:g>
              </table:table-cell>
              <table:table-cell office:value-type="float" office:value="5">
                <text:p>5</text:p>
                <draw:g>
                  <svg:desc>true.F2:true.F114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a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a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a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c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d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f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a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c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d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a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c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d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a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c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d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e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f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a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c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a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a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c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c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d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c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a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c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d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a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c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a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c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d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a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c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d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a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c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d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a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c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a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c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a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c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d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a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c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a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a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a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b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c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a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b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c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a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c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a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b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c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a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b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c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a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b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c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a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b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c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.358cm" svg:y="0.404cm" style:legend-expansion="custom" svg:width="5.595cm" svg:height="0.398cm" style:legend-expansion-aspect-ratio="14.0577889447236" chart:style-name="ch2"/>
        <chart:plot-area chart:style-name="ch3" table:cell-range-address="true.A2:true.A114 true.E1:true.F114" chart:data-source-has-labels="both" svg:x="0.612cm" svg:y="0.086cm" svg:width="15.235cm" svg:height="8.423cm">
          <chart:coordinate-region svg:x="1.257cm" svg:y="0.284cm" svg:width="14.59cm" svg:height="8.028cm"/>
          <chart:axis chart:dimension="x" chart:name="primary-x" chart:style-name="ch4" chartooo:axis-type="auto">
            <chartooo:date-scale/>
            <chart:title svg:x="7.778cm" svg:y="8.475cm" chart:style-name="ch5">
              <text:p>query</text:p>
            </chart:title>
            <chart:categories table:cell-range-address="true.A2:true.A114"/>
          </chart:axis>
          <chart:axis chart:dimension="y" chart:name="primary-y" chart:style-name="ch6">
            <chart:title svg:x="0.001cm" svg:y="5.605cm" chart:style-name="ch7">
              <text:p>subplan coverage</text:p>
            </chart:title>
            <chart:grid chart:style-name="ch8" chart:class="major"/>
          </chart:axis>
          <chart:series chart:style-name="ch9" chart:values-cell-range-address="true.E2:true.E114" chart:label-cell-address="true.E1:true.E1" chart:class="chart:bar">
            <chart:data-point chart:repeated="113"/>
          </chart:series>
          <chart:series chart:style-name="ch10" chart:values-cell-range-address="true.F2:true.F114" chart:label-cell-address="true.F1:true.F1" chart:class="chart:bar">
            <chart:data-point chart:repeated="1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inct_plans</text:p>
                <draw:g>
                  <svg:desc>true.E1:true.E1</svg:desc>
                </draw:g>
              </table:table-cell>
              <table:table-cell office:value-type="string">
                <text:p>duplicate_plans</text:p>
                <draw:g>
                  <svg:desc>true.F1:tru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true.A2:true.A114</svg:desc>
                </draw:g>
              </table:table-cell>
              <table:table-cell office:value-type="float" office:value="5">
                <text:p>5</text:p>
                <draw:g>
                  <svg:desc>true.E2:true.E114</svg:desc>
                </draw:g>
              </table:table-cell>
              <table:table-cell office:value-type="float" office:value="5">
                <text:p>5</text:p>
                <draw:g>
                  <svg:desc>true.F2:true.F114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a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a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a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c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d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f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a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c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d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a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c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d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a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c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d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e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f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a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c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a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a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c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c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d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c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a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c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d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a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c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a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c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d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a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c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d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a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c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d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a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c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a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c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a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c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d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a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c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a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a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a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b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c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a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b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c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a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c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a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b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c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a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b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c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a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b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c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a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b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c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